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12278Test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ConstructorComponent.SingleConstructorComponent( String autowir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2278Tests.componentSingl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oConstructorsComponent.TwoConstructorsCompon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2278Tests.componentTwoSpecificConstructorsNo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12278Tests.componentTwoConstructorsNo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oSpecificConstructorsComponent.TwoSpecificConstructorsComponent( Integ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nfiguration.autowir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SpecificConstructorsComponent.TwoSpecificConstructorsCompon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ConstructorsComponent.TwoConstructors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